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4453" officeooo:paragraph-rsid="00154453"/>
    </style:style>
    <style:style style:name="T1" style:family="text">
      <style:text-properties officeooo:rsid="0017a4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itolo 1 Software container.</text:p>
      <text:p text:style-name="P1"><text:tab/>1.1 Cosa sono i software container</text:p>
      <text:p text:style-name="P1"><text:tab/>1.2 Perchè utilizzare <text:s/>softwarecontainer</text:p>
      <text:p text:style-name="P1"><text:tab/>1.3 Opzioni di software container</text:p>
      <text:p text:style-name="P1">Capitolo 2 Docker.</text:p>
      <text:p text:style-name="P1"><text:tab/>2.1 Cos’è Docker</text:p>
      <text:p text:style-name="P1"><text:tab/>2.2 <text:span text:style-name="T1">Diffusione dei container con Docker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0:03:57.014448051</meta:creation-date>
    <dc:date>2019-02-14T16:59:04.106641235</dc:date>
    <meta:editing-duration>PT3H14M44S</meta:editing-duration>
    <meta:editing-cycles>2</meta:editing-cycles>
    <meta:generator>LibreOffice/5.4.5.1$Linux_X86_64 LibreOffice_project/40m0$Build-1</meta:generator>
    <meta:document-statistic meta:table-count="0" meta:image-count="0" meta:object-count="0" meta:page-count="1" meta:paragraph-count="7" meta:word-count="31" meta:character-count="215" meta:non-whitespace-character-count="185"/>
  </office:meta>
</office:document-meta>
</file>